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e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seJXPathBinding.doLoad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se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s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JXPathBinding.Case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seJXPathBinding.doSave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